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000000360FFA81C0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281cm, 10.64cm, 1.139cm, 4.5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099cm" svg:height="19.62cm" draw:z-index="0"><draw:image xlink:href="Pictures/100000000000048000000360FFA81C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7:14:47.843000000</meta:creation-date>
    <dc:date>2015-05-04T17:16:30.656000000</dc:date>
    <meta:editing-duration>PT1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